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0ddd" officeooo:paragraph-rsid="00010ddd"/>
    </style:style>
    <style:style style:name="P2" style:family="paragraph" style:parent-style-name="Standard">
      <style:text-properties officeooo:paragraph-rsid="00010ddd"/>
    </style:style>
    <style:style style:name="P3" style:family="paragraph" style:parent-style-name="Standard">
      <style:text-properties officeooo:rsid="00010ddd" officeooo:paragraph-rsid="0004002c"/>
    </style:style>
    <style:style style:name="T1" style:family="text">
      <style:text-properties officeooo:rsid="00010ddd"/>
    </style:style>
    <style:style style:name="T2" style:family="text">
      <style:text-properties fo:font-style="italic" officeooo:rsid="00010ddd" style:font-style-asian="italic" style:font-style-complex="italic"/>
    </style:style>
    <style:style style:name="T3" style:family="text">
      <style:text-properties fo:font-style="normal" officeooo:rsid="00022de9" style:font-style-asian="normal" style:font-style-complex="normal"/>
    </style:style>
    <style:style style:name="T4" style:family="text">
      <style:text-properties officeooo:rsid="000400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hul Pokharna rkp43</text:p>
      <text:p text:style-name="P1">PS3 Writeup</text:p>
      <text:p text:style-name="P1"/>
      <text:p text:style-name="P3">Link to code: <text:a xlink:type="simple" xlink:href="https://github.com/Mobile-Robotics-Group/learning_ros_kinetic/tree/master/Assignments/wall_follow/src" text:style-name="Internet_20_link" text:visited-style-name="Visited_20_Internet_20_Link"><text:span text:style-name="T4">https://github.com/Mobile-Robotics-Group/learning_ros_kinetic/tree/master/Assignments/wall_follow/src</text:span></text:a></text:p>
      <text:p text:style-name="P3"/>
      <text:p text:style-name="P1">Writeup:</text:p>
      <text:p text:style-name="P1"/>
      <text:p text:style-name="P2"><text:span text:style-name="T1">For this problem, I had a lot of issues in getting it to properly follow the wall. </text:span>I got my workspace working, for the most part. I still have issues with tab-completion, and I have yet to find a fix for that. I <text:span text:style-name="T1">had</text:span> it where it can follow the wall, but once it needs to turn to follow the edge of a wall, it <text:span text:style-name="T1">would throw</text:span> a runtime error and crashes. It did work better earlier, but it was jerky and slow, and in the process of optimization, I seem to have made it become worse. <text:span text:style-name="T1">I eventually was able to get it to follow the wall, but the orientation to get it to be parallel to the wall then seemed to work differently as well, as I tried many different methods in order to get it to work. The program is able to follow a wall, using the pings to the left and 45 degrees ahead, which I changed to be pi/8 away from 90 degrees left, in the direction in front of the robot. I attempted to have it use the values around these points to get an average to use for an estimated point around the bot, to get the offsets, compared, and if the differences were positive, turn towards the wall, and away if negative, trying to keep that offset in a good location to make sure that the bot would follow the wall. It is able to do so, but it does not work as well as </text:span><text:span text:style-name="T2">I hoped. </text:span><text:span text:style-name="T3">I am submitting this now due to it already being delayed due to my workspace issues, which are mainly fixed, though it does not follow the wall as smoothly as it shou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00:42:51.562738677</meta:creation-date>
    <dc:date>2019-02-15T00:56:27.662125512</dc:date>
    <meta:editing-duration>PT13M24S</meta:editing-duration>
    <meta:editing-cycles>4</meta:editing-cycles>
    <meta:generator>LibreOffice/5.1.6.2$Linux_X86_64 LibreOffice_project/10m0$Build-2</meta:generator>
    <meta:document-statistic meta:table-count="0" meta:image-count="0" meta:object-count="0" meta:page-count="1" meta:paragraph-count="5" meta:word-count="297" meta:character-count="1587" meta:non-whitespace-character-count="1294"/>
  </office:meta>
</office:document-meta>
</file>